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scadia Code" svg:font-family="'Cascadi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style:font-name="Source Code Pro Medium" fo:font-size="10pt" officeooo:rsid="001dd936" officeooo:paragraph-rsid="001dd936" style:font-size-asian="10pt" style:font-size-complex="10pt"/>
    </style:style>
    <style:style style:name="P4" style:family="paragraph" style:parent-style-name="Preformatted_20_Text">
      <style:text-properties style:font-name="Source Code Pro Medium" fo:font-size="10pt" officeooo:rsid="00243723" officeooo:paragraph-rsid="00243723" style:font-size-asian="10pt" style:font-size-complex="10pt"/>
    </style:style>
    <style:style style:name="P5" style:family="paragraph" style:parent-style-name="Standard">
      <style:text-properties officeooo:paragraph-rsid="001dd936"/>
    </style:style>
    <style:style style:name="P6" style:family="paragraph" style:parent-style-name="Heading_20_1">
      <style:text-properties style:font-name="P052" officeooo:rsid="001acb99" officeooo:paragraph-rsid="001acb99"/>
    </style:style>
    <style:style style:name="P7" style:family="paragraph" style:parent-style-name="Heading_20_2">
      <style:text-properties style:font-name="P052" officeooo:rsid="001dd936"/>
    </style:style>
    <style:style style:name="P8" style:family="paragraph" style:parent-style-name="Heading_20_2">
      <style:text-properties style:font-name="P052" officeooo:paragraph-rsid="001dd936"/>
    </style:style>
    <style:style style:name="P9" style:family="paragraph" style:parent-style-name="Heading_20_2">
      <style:text-properties officeooo:paragraph-rsid="001dd936"/>
    </style:style>
    <style:style style:name="P10" style:family="paragraph" style:parent-style-name="Preformatted_20_Text">
      <style:text-properties style:text-underline-style="none" fo:font-weight="bold" style:font-weight-asian="bold" style:font-weight-complex="bold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43723"/>
    </style:style>
    <style:style style:name="T4" style:family="text">
      <style:text-properties style:font-name="P052" officeooo:rsid="00255aa6"/>
    </style:style>
    <style:style style:name="T5" style:family="text">
      <style:text-properties style:font-name="Source Code Pro Medium" fo:font-weight="normal" style:font-weight-asian="normal" style:font-weight-complex="normal"/>
    </style:style>
    <style:style style:name="T6" style:family="text">
      <style:text-properties officeooo:rsid="00243723"/>
    </style:style>
    <style:style style:name="T7" style:family="text">
      <style:text-properties officeooo:rsid="00255a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ssignment – <text:span text:style-name="T7">9</text:span></text:h>
      <text:p text:style-name="P1"/>
      <text:p text:style-name="P5"><text:span text:style-name="T1">1. </text:span><text:span text:style-name="T4">Matrix Chain multiplication</text:span></text:p>
      <text:p text:style-name="P5"/>
      <text:h text:style-name="P7" text:outline-level="2">Algorithm: </text:h>
      <text:p text:style-name="P10"><text:bookmark text:name="docs-internal-guid-2082b3a7-7fff-6cc9-5a3a-454951170d9a"/>Algorithm to calculate optimal cost<text:span text:style-name="T5"/></text:p>
      <text:p text:style-name="P10"/>
      <text:p text:style-name="Preformatted_20_Text">1. n length[p]-1<text:span text:style-name="T5"/></text:p>
      <text:p text:style-name="Preformatted_20_Text">2. for i ← 1 to n<text:span text:style-name="T5"/></text:p>
      <text:p text:style-name="Preformatted_20_Text">3. do m [i, i] ← 0<text:span text:style-name="T5"/></text:p>
      <text:p text:style-name="Preformatted_20_Text">4. for l ← 2 to n // l is the chain length<text:span text:style-name="T5"/></text:p>
      <text:p text:style-name="Preformatted_20_Text">5. do for i ← 1 to n-l + 1<text:span text:style-name="T5"/></text:p>
      <text:p text:style-name="Preformatted_20_Text">6. do j ← i+ l -1<text:span text:style-name="T5"/></text:p>
      <text:p text:style-name="Preformatted_20_Text">7. m[i,j] ← ∞<text:span text:style-name="T5"/></text:p>
      <text:p text:style-name="Preformatted_20_Text">8. for k ← i to j-1<text:span text:style-name="T5"/></text:p>
      <text:p text:style-name="Preformatted_20_Text">9. do q ← m [i, k] + m [k + 1, j] + pi-1 pk pj<text:span text:style-name="T5"/></text:p>
      <text:p text:style-name="Preformatted_20_Text">10. If q &lt; m [i,j]<text:span text:style-name="T5"/></text:p>
      <text:p text:style-name="Preformatted_20_Text">11. then m [i,j] ← q<text:span text:style-name="T5"/></text:p>
      <text:p text:style-name="Preformatted_20_Text">12. s [i,j] ← k<text:span text:style-name="T5"/></text:p>
      <text:p text:style-name="Preformatted_20_Text">13. return m and s.<text:span text:style-name="T5"/></text:p>
      <text:p text:style-name="Preformatted_20_Text"/>
      <text:p text:style-name="P11">Algorithm to parenthesize the matrix sequence<text:span text:style-name="T5"/></text:p>
      <text:p text:style-name="Preformatted_20_Text"/>
      <text:p text:style-name="Preformatted_20_Text">PRINT-OPTIMAL-PARENS (s, i, j)<text:span text:style-name="T5"/></text:p>
      <text:p text:style-name="Preformatted_20_Text">1. if i=j<text:span text:style-name="T5"/></text:p>
      <text:p text:style-name="Preformatted_20_Text">2. then print "A"<text:span text:style-name="T5"/></text:p>
      <text:p text:style-name="Preformatted_20_Text">3. else print "("<text:span text:style-name="T5"/></text:p>
      <text:p text:style-name="Preformatted_20_Text">4. PRINT-OPTIMAL-PARENS (s, i, s [i, j])<text:span text:style-name="T5"/></text:p>
      <text:p text:style-name="Preformatted_20_Text">5. PRINT-OPTIMAL-PARENS (s, s [i, j] + 1, j)<text:span text:style-name="T5"/></text:p>
      <text:p text:style-name="Preformatted_20_Text">6. print ")"<text:span text:style-name="T5"/></text:p>
      <text:p text:style-name="Preformatted_20_Text"/>
      <text:h text:style-name="P9" text:outline-level="2"><text:span text:style-name="T2">Program:</text:span><text:span text:style-name="T1"> </text:span></text:h>
      <text:p text:style-name="Preformatted_20_Text">#include&lt;stdio.h&gt;</text:p>
      <text:p text:style-name="Preformatted_20_Text">#include&lt;limits.h&gt;</text:p>
      <text:p text:style-name="Preformatted_20_Text"/>
      <text:p text:style-name="Preformatted_20_Text">int MatrixChainMultiplication (int p[], int n) {</text:p>
      <text:p text:style-name="Preformatted_20_Text"><text:s text:c="2"/>int m[n][n];</text:p>
      <text:p text:style-name="Preformatted_20_Text"><text:s text:c="2"/>int i, j, k, L, q;</text:p>
      <text:p text:style-name="Preformatted_20_Text"><text:s text:c="2"/>for (i = 1; i &lt; n; i++)</text:p>
      <text:p text:style-name="Preformatted_20_Text"><text:s text:c="4"/>m[i][i] = 0;</text:p>
      <text:p text:style-name="Preformatted_20_Text"><text:s text:c="2"/>for (L = 2; L &lt; n; L++)</text:p>
      <text:p text:style-name="Preformatted_20_Text"><text:s text:c="4"/>{</text:p>
      <text:p text:style-name="Preformatted_20_Text"><text:s text:c="6"/>for (i = 1; i &lt; n - L + 1; i++)</text:p>
      <text:p text:style-name="Preformatted_20_Text"><text:tab/>{</text:p>
      <text:p text:style-name="Preformatted_20_Text"><text:tab/> <text:s/>j = i + L - 1;</text:p>
      <text:p text:style-name="Preformatted_20_Text"><text:tab/> <text:s/>m[i][j] = INT_MAX;<text:tab/></text:p>
      <text:p text:style-name="Preformatted_20_Text"><text:tab/> <text:s/>for (k = i; k &lt;= j - 1; k++)</text:p>
      <text:p text:style-name="Preformatted_20_Text"><text:soft-page-break/><text:tab/> <text:s text:c="3"/>{</text:p>
      <text:p text:style-name="Preformatted_20_Text"><text:tab/> <text:s text:c="5"/>q = m[i][k] + m[k + 1][j] + p[i - 1] * p[k] * p[j];</text:p>
      <text:p text:style-name="Preformatted_20_Text"><text:tab/> <text:s text:c="5"/>if (q &lt; m[i][j])</text:p>
      <text:p text:style-name="Preformatted_20_Text"><text:tab/><text:tab/><text:tab/>{</text:p>
      <text:p text:style-name="Preformatted_20_Text"><text:tab/><text:tab/><text:tab/>m[i][j] = q;<text:tab/></text:p>
      <text:p text:style-name="Preformatted_20_Text"><text:tab/><text:tab/><text:tab/>}</text:p>
      <text:p text:style-name="Preformatted_20_Text"><text:tab/> <text:s text:c="3"/>}</text:p>
      <text:p text:style-name="Preformatted_20_Text"><text:tab/>}</text:p>
      <text:p text:style-name="Preformatted_20_Text"><text:s text:c="4"/>}</text:p>
      <text:p text:style-name="Preformatted_20_Text"><text:s text:c="2"/>return m[1][n - 1];</text:p>
      <text:p text:style-name="Preformatted_20_Text">}</text:p>
      <text:p text:style-name="Preformatted_20_Text"/>
      <text:p text:style-name="Preformatted_20_Text">int main () {</text:p>
      <text:p text:style-name="Preformatted_20_Text"><text:s text:c="2"/>int n, i;</text:p>
      <text:p text:style-name="Preformatted_20_Text"><text:s text:c="2"/>printf ("Enter number of matrices\n");</text:p>
      <text:p text:style-name="Preformatted_20_Text"><text:s text:c="2"/>scanf ("%d", &amp;n);</text:p>
      <text:p text:style-name="Preformatted_20_Text"><text:s text:c="2"/>n++;</text:p>
      <text:p text:style-name="Preformatted_20_Text"><text:s text:c="2"/>int arr[n];</text:p>
      <text:p text:style-name="Preformatted_20_Text"><text:s text:c="2"/>printf ("Enter dimensions \n");</text:p>
      <text:p text:style-name="Preformatted_20_Text"><text:s text:c="2"/>for (i = 0; i &lt; n; i++)</text:p>
      <text:p text:style-name="Preformatted_20_Text"><text:s text:c="4"/>{</text:p>
      <text:p text:style-name="Preformatted_20_Text"><text:s text:c="6"/>printf ("Enter d%d :: ", i);</text:p>
      <text:p text:style-name="Preformatted_20_Text"><text:s text:c="6"/>scanf ("%d", &amp;arr[i]);</text:p>
      <text:p text:style-name="Preformatted_20_Text"><text:s text:c="4"/>}</text:p>
      <text:p text:style-name="Preformatted_20_Text"><text:s text:c="2"/>int size = sizeof (arr) / sizeof (arr[0]);</text:p>
      <text:p text:style-name="Preformatted_20_Text"><text:s text:c="2"/>printf ("Minimum number of multiplications is %d ",</text:p>
      <text:p text:style-name="Preformatted_20_Text"><text:tab/> <text:s/>MatrixChainMultiplication (arr, size));</text:p>
      <text:p text:style-name="Preformatted_20_Text"><text:s text:c="2"/>return 0;</text:p>
      <text:p text:style-name="Preformatted_20_Text">}</text:p>
      <text:p text:style-name="Preformatted_20_Text"/>
      <text:h text:style-name="Heading_20_2" text:outline-level="2">Output: </text:h>
      <text:p text:style-name="Preformatted_20_Text"><text:bookmark text:name="docs-internal-guid-6a3aaea2-7fff-a0fa-5517-3b938363b6d3"/>Enter number of matrices</text:p>
      <text:p text:style-name="Preformatted_20_Text">4</text:p>
      <text:p text:style-name="Preformatted_20_Text">Enter dimensions</text:p>
      <text:p text:style-name="Preformatted_20_Text">Enter d0 :: 10</text:p>
      <text:p text:style-name="Preformatted_20_Text">Enter d1 :: 100</text:p>
      <text:p text:style-name="Preformatted_20_Text">Enter d2 :: 20</text:p>
      <text:p text:style-name="Preformatted_20_Text">Enter d3 :: 5</text:p>
      <text:p text:style-name="Preformatted_20_Text">Enter d4 :: 80</text:p>
      <text:p text:style-name="Preformatted_20_Text">Minimum number of multiplications is 19000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scadia Code" svg:font-family="'Cascadi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1H10M24S</meta:editing-duration>
    <meta:editing-cycles>6</meta:editing-cycles>
    <meta:generator>LibreOffice/7.4.6.2$Linux_X86_64 LibreOffice_project/40$Build-2</meta:generator>
    <dc:title>daa_assignment</dc:title>
    <dc:date>2023-05-16T23:05:41.388367098</dc:date>
    <meta:document-statistic meta:table-count="0" meta:image-count="0" meta:object-count="0" meta:page-count="2" meta:paragraph-count="78" meta:word-count="350" meta:character-count="1586" meta:non-whitespace-character-count="1193"/>
    <meta:template xlink:type="simple" xlink:actuate="onRequest" xlink:title="daa_assignment" xlink:href="../../../../../Templates/daa_assignment.ott" meta:date="2023-05-16T21:35:09.903113520"/>
  </office:meta>
</office:document-meta>
</file>